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610ca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1610c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2978f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6758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187723" officeooo:paragraph-rsid="001610c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26a80b" officeooo:paragraph-rsid="0026a80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2978f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6758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d140f" officeooo:paragraph-rsid="001d140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29cc86" officeooo:paragraph-rsid="0029cc8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2ae525" officeooo:paragraph-rsid="002ae52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2c1c5e" officeooo:paragraph-rsid="002c1c5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221146" officeooo:paragraph-rsid="0030580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221146" officeooo:paragraph-rsid="00325d5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32cbb1" officeooo:paragraph-rsid="0032cbb1" style:font-size-asian="11pt" style:font-weight-asian="normal" style:font-size-complex="11pt" style:font-weight-complex="normal"/>
    </style:style>
    <style:style style:name="T1" style:family="text">
      <style:text-properties officeooo:rsid="001610ca"/>
    </style:style>
    <style:style style:name="T2" style:family="text">
      <style:text-properties officeooo:rsid="00167584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61c" style:font-weight-asian="bold" style:font-weight-complex="bold"/>
    </style:style>
    <style:style style:name="T6" style:family="text">
      <style:text-properties fo:font-weight="bold" officeooo:rsid="001a0791" style:font-weight-asian="bold" style:font-weight-complex="bold"/>
    </style:style>
    <style:style style:name="T7" style:family="text">
      <style:text-properties fo:font-weight="bold" officeooo:rsid="001f126c" style:font-weight-asian="bold" style:font-weight-complex="bold"/>
    </style:style>
    <style:style style:name="T8" style:family="text">
      <style:text-properties fo:font-weight="bold" officeooo:rsid="0020e7a9" style:font-weight-asian="bold" style:font-weight-complex="bold"/>
    </style:style>
    <style:style style:name="T9" style:family="text">
      <style:text-properties fo:font-weight="bold" officeooo:rsid="00243b29" style:font-weight-asian="bold" style:font-weight-complex="bold"/>
    </style:style>
    <style:style style:name="T10" style:family="text">
      <style:text-properties fo:font-weight="bold" officeooo:rsid="00305804" style:font-weight-asian="bold" style:font-weight-complex="bold"/>
    </style:style>
    <style:style style:name="T11" style:family="text">
      <style:text-properties officeooo:rsid="0018261c"/>
    </style:style>
    <style:style style:name="T12" style:family="text">
      <style:text-properties officeooo:rsid="001a0791"/>
    </style:style>
    <style:style style:name="T13" style:family="text">
      <style:text-properties officeooo:rsid="001d140f"/>
    </style:style>
    <style:style style:name="T14" style:family="text">
      <style:text-properties officeooo:rsid="001f126c"/>
    </style:style>
    <style:style style:name="T15" style:family="text">
      <style:text-properties officeooo:rsid="0020e7a9"/>
    </style:style>
    <style:style style:name="T16" style:family="text">
      <style:text-properties officeooo:rsid="00243b29"/>
    </style:style>
    <style:style style:name="T17" style:family="text">
      <style:text-properties officeooo:rsid="0024fac1"/>
    </style:style>
    <style:style style:name="T18" style:family="text">
      <style:text-properties officeooo:rsid="002978fb"/>
    </style:style>
    <style:style style:name="T19" style:family="text">
      <style:text-properties officeooo:rsid="002c8562"/>
    </style:style>
    <style:style style:name="T20" style:family="text">
      <style:text-properties officeooo:rsid="002d878a"/>
    </style:style>
    <style:style style:name="T21" style:family="text">
      <style:text-properties officeooo:rsid="002fd31f"/>
    </style:style>
    <style:style style:name="T22" style:family="text">
      <style:text-properties officeooo:rsid="00305804"/>
    </style:style>
    <style:style style:name="T23" style:family="text">
      <style:text-properties officeooo:rsid="0030e0ad"/>
    </style:style>
    <style:style style:name="T24" style:family="text">
      <style:text-properties officeooo:rsid="00325d55"/>
    </style:style>
    <style:style style:name="T25" style:family="text">
      <style:text-properties officeooo:rsid="003377e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projet de RICHAUME Anthéa et LEFEVRE Sebastien</text:p>
      <text:p text:style-name="P3"/>
      <text:p text:style-name="P3"/>
      <text:p text:style-name="P2">ORush : <text:span text:style-name="T1">interface graphique</text:span></text:p>
      <text:p text:style-name="P1"/>
      <text:list xml:id="list4537465107147753826" text:style-name="L1">
        <text:list-item>
          <text:p text:style-name="P8">Choix techniques</text:p>
        </text:list-item>
      </text:list>
      <text:p text:style-name="P4"/>
      <text:p text:style-name="P5">L’état du port est stocké dans un type etat qui contient l’état du port courant, le bateau courant <text:span text:style-name="T24">qu’on veut déplacer</text:span> <text:span text:style-name="T23">et la solution calculée dans solver</text:span>.</text:p>
      <text:p text:style-name="P10">L’état (etat_jeu) est une variable globale pour pouvoir le manipuler dans toutes les fonctions.</text:p>
      <text:p text:style-name="P13">Le compteur de déplacement cpt est également global.</text:p>
      <text:p text:style-name="P14">Les couleurs sont associées aux lettres des bateaux dans une table de hachage pour pouvoir plus facilement dessiner les bateaux.</text:p>
      <text:p text:style-name="P14"/>
      <text:p text:style-name="P16">Le canvas permet d’afficher les bateaux et la grille. Une case <text:span text:style-name="T19">dans ce canvas </text:span>fait 100*100px pour simplifier le calcul dans le programme.</text:p>
      <text:p text:style-name="P4"/>
      <text:p text:style-name="P4"/>
      <text:list xml:id="list165822185621435" text:continue-numbering="true" text:style-name="L1">
        <text:list-item>
          <text:p text:style-name="P9">Fonctionnement du programme</text:p>
        </text:list-item>
      </text:list>
      <text:p text:style-name="P4"/>
      <text:p text:style-name="P4">Lors de l’ouverture de la page HTML, il faut écrire les bateaux dans la forme ‘A2H12’ dans la zone de texte <text:span text:style-name="T18">en les séparant par un retour à la ligne</text:span> et cliquer sur « Add boats » pour soumettre. Lorsque le bouton est appuyé cela déclenche un évènement <text:span text:style-name="T14">appelant</text:span> <text:span text:style-name="T7">add_state</text:span><text:span text:style-name="T14"> qui récupère la chaîne de caractère dans la zone de texte, qui sépare les bateaux avec split_on_char et qui </text:span>ajoute <text:span text:style-name="T2">les bateaux </text:span>dans une liste <text:span text:style-name="T15">avec </text:span><text:span text:style-name="T8">add_boat</text:span> <text:span text:style-name="T2">et initialise etat_jeu. Par défaut, le cur_boat est le bateau A.</text:span></text:p>
      <text:p text:style-name="P6">Ensuite la fonction <text:span text:style-name="T4">refresh</text:span> dessine les bateaux <text:span text:style-name="T25">avec leur identifiant avec </text:span><text:span text:style-name="T7">draw_boat</text:span> et la grille <text:span text:style-name="T14">avec </text:span><text:span text:style-name="T7">draw_grid</text:span><text:span text:style-name="T14"> </text:span>dans le canvas.</text:p>
      <text:p text:style-name="P15">draw_boat récupère la couleur correspondant à l’identifiant du batea<text:span text:style-name="T25">u à l’aide de la table de hachage colors.</text:span></text:p>
      <text:p text:style-name="P6">Le jeu peut alors commencer.</text:p>
      <text:p text:style-name="P6"/>
      <text:p text:style-name="P7">Lorsqu’on clique sur le canvas, un évènement est déclenché et <text:span text:style-name="T3">click</text:span> est appelée. Cette fonction encadre le bateau sélectionné <text:span text:style-name="T14">avec </text:span><text:span text:style-name="T7">draw_rect</text:span><text:span text:style-name="T14"> </text:span>et met à jour le cur_boat. <text:span text:style-name="T12">Pour trouver le bateau </text:span>à partir des coordonnées du curseur de l’évènement, <text:span text:style-name="T12">la fonction utilise </text:span><text:span text:style-name="T6">grid_of_state </text:span><text:span text:style-name="T12">afin d’avoir la matrice de l’état courant.</text:span></text:p>
      <text:p text:style-name="P6"/>
      <text:p text:style-name="P7">Pour déplacer le bateau sélectionn<text:span text:style-name="T20">é,</text:span> il suffit de cliquer sur les boutons de déplacement, <text:span text:style-name="T11">ce qui</text:span> déclenche un évènement <text:span text:style-name="T21">appelant la fonction </text:span><text:span text:style-name="T5">click_avance</text:span><text:span text:style-name="T11"> ou </text:span><text:span text:style-name="T5">click_recule</text:span><text:span text:style-name="T11"> si on a appuyé sur bas/droite ou haut/gauche. Ces fonctions appellent </text:span><text:span text:style-name="T5">apply_move, </text:span><text:span text:style-name="T13">incrémentent le compteur de déplacements et mettent à jour cur_boat (car sa position a changé).</text:span></text:p>
      <text:p text:style-name="P7"><text:span text:style-name="T12">A chaque mouvement, </text:span><text:span text:style-name="T6">is_win</text:span><text:span text:style-name="T12"> est appelée pour vérifier si l’état est gagnant. Si c’est le cas, les boutons de déplacement sont grisés, et le nombre de déplacements effectués est affiché. Pour appliquer le déplacement, </text:span><text:span text:style-name="T5">refresh</text:span><text:span text:style-name="T11"> est appelée.</text:span></text:p>
      <text:p text:style-name="P7"/>
      <text:p text:style-name="P17">Le bouton Solver permet de résoudre automatiquement le jeu. Lorsque le bouton est appuyé, <text:span text:style-name="T16">un évènement est déclenché, ce qui appelle</text:span><text:span text:style-name="T9"> solver</text:span><text:span text:style-name="T16">. Cette fonction calcule la solution en partant de l’état courant à l’aide de la fonction </text:span><text:span text:style-name="T9">solve_state</text:span><text:span text:style-name="T16">. La solution est alors affichée sur la page.</text:span></text:p>
      <text:p text:style-name="P17"/>
      <text:p text:style-name="P18"><text:span text:style-name="T22">Pour appliquer un déplacement de la solution, il faut cliquer sur Next. La fonction </text:span><text:span text:style-name="T10">next_move</text:span><text:span text:style-name="T22"> récupère les deux premiers caractères de la solution (le premier déplacement) et les retire.</text:span></text:p>
      <text:p text:style-name="P18"><text:span text:style-name="T24">Ensuite on change le cur_boat et on applique </text:span><text:span text:style-name="T9">click_avance</text:span><text:span text:style-name="T16"> ou </text:span><text:span text:style-name="T9">click-recule </text:span><text:span text:style-name="T17">sur l’état courant.</text:span></text:p>
      <text:p text:style-name="P19">Si la solution est vide, le bouton solve est désactivé.</text:p>
      <text:p text:style-name="P19"/>
      <text:p text:style-name="P19">Si on clique sur Finish, <text:span text:style-name="T4">finisher</text:span> est appelée. Cette fonction est semblable à next_move, mais elle finit totalement le jeu à partir de la solution courant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19:37.014162486</meta:creation-date>
    <meta:generator>LibreOffice/5.2.7.2$Linux_X86_64 LibreOffice_project/20m0$Build-2</meta:generator>
    <dc:date>2019-05-07T16:34:22.620863007</dc:date>
    <meta:editing-duration>PT2H37M14S</meta:editing-duration>
    <meta:editing-cycles>26</meta:editing-cycles>
    <meta:document-statistic meta:table-count="0" meta:image-count="0" meta:object-count="0" meta:page-count="1" meta:paragraph-count="21" meta:word-count="506" meta:character-count="3131" meta:non-whitespace-character-count="2648"/>
  </office:meta>
</office:document-meta>
</file>